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7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ras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nhum obstáculo é grande para quem desist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da é tão horrível que não possa piorar muito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É só uma fase logo vai piorar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ocê não pode mudar o seu passado. Mas pode estragar o seu futuro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m lutas não há derrotas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ão sabendo que era impossível foi lá e soube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ó dará errado se você tentar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ão deixe que uma frase motivacional melhore seu dia de merda.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unca é tarde para começar a desistir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 maior derrota é acreditar que é capaz.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ocê é mais fraco do que você pensa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 caminho é longo, mas a derrota é certa.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eja protagonista do seu fracasso.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Quando tudo estiver dando errado, se acostume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laneje os erros do futuro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entar é o primeiro passo rumo ao fracasso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 vida é um eterno nocaute no primeiro round.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ava ruim, mas agora parece que piorou.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unca foi azar sempre foi incompetência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ias ruins constroem dias piores.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 problema não é a segunda-feira, é a sua vida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squeça os erros do passado. Foque nos erros do futuro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lma tudo vai piorar.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e você está cansado de recomeçar pare de tentar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Quanto te falarem que não vai dar certo, acredite!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 vida é feita de obstáculos e você tropeça em todos.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 você não consegue fazer tudo nem comece.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elhor sorrir de desemprego do que chorar de alegria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credite, você não tem força para chegar onde quiser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a vida é tudo ou nada. Tudo dando errado ou nada dando certo!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corda, o fracasso te espera.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mbiente de coach é ambiente de trouxa. E vice-versa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ão são suas crenças que são limitantes, você que é limitado.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stude para não virar coach.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ão espera nada de ninguém e muito menos de você.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encer a si próprio é a maior das derrotas.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ocê está pronto para fracassar novamente.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extou com S de sofrimento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odo castigo para coach é pouco.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ão foi fácil, mas fracassei novamente.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ra todos grande problema há uma solução simples, fácil e extremamente errada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ão se esfregue muito no banho, o cheiro de derrota nunca vai sair de você.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“Trabalho em equipe”. A inabilidade de um time, tem impacto muito maior que a soma das inabilidades individuais de seus componentes!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are de achar que ninguém gosta de você. Comece a ter certeza disso!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e você quiser; se você se esforçar; se você treinar; se você entrar de cabeça; se você se concentrar: nada garante que você vai conseguir.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ão há saída nesse ciclo, a única coisa a se fazer é desistir. Esqueça o erros dos passado, mas não esqueça o aprendizado através da decepção, frustração e sofrimento. Aprender com o erro é uma forma de errar melhor, ter precisão no erro.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elembrando. Nunca esqueça de suas limitações e da <text:s/>sua incapacidade. Você não é definido pelos seus sonhos e sim pelos <text:s/>seus fracassos. Seus sonhos podem ser ilimitados, mas você não é. Bem-vindo a mediocridade.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 melhor parte do sonho é quando percebemos que é impossível realizá-lo.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ocê não é incrível e muito menos especial.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lágio economiza tempo!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 inteligência artificial não é páreo para a estupidez natural!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Quando eu morrer, espero que seja de manhã cedo já pensou trabalhar atoa e morrer no fim do dia.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Quando você estiver triste sem motivo, abra a câmera do seu celular, aí sim você terá motivos pra ficar triste.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Não é porque ela vive te olhando que você é bonito, o feio também chama atenção.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ão pare faça até dar errado.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Não conte seus planos a ninguém. Assim você pode fracassar sem que ninguém saiba,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ão necessários muitos anos de trabalho para fracassar do dia para a noite.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Um grande fracasso é a soma de pequenos fracassos sucessivos.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mpreender é como se atirar do penhasco e cair.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s pessoas costumam dizer que o fracasso não dura para sempre. Bem, nem o banho – é por isso que recomendamos você fracassar sempre.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ocê não pode conseguir tudo o que quiser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enha coragem de seguir seu coração e a sua intuição. Eles de algum forma te guiarão ao fracasso.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Não se sinta envergonhado por seus fracassos, aprenda com eles e fracasse de novo.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Falhe logo para que você possa ter fracassado mais cedo.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oragem é a principal qualidade humana, porque não impede de você fracassar sem tentar.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Uns têm dinheiro, outros tem beleza e você... tem que estudar.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oma aqui o seu boleto pra você ir pagar de trouxa.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 sombra só te segue porque é obrigada.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eu signo não justifica sua chatice.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ra ser inútil você tem que melhorar muito.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ais um dia que passa e tua insignificância prevalece.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inalmente ela olhou pra você. E te achou feio.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ia dos Namorados, Dia do Amigo. Um dia inventam uma data de algo que você tenha.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té papel higiênico tem um rolo e você não.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s pessoas só te incentivam para rir do seu fracasso.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lgumas pessoas nasceram bonitas, outras nasceram inteligentes... Você apenas nasceu!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stá dando tudo certo. Aí você acorda.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unca diga que sua vida não pode ficar pior.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oma aqui o seu boleto pra você ir pagar de trouxa.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 única forma de você emagrecer é corre atrás da felicidade.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ais um dia que passa e tua insignificância prevalece.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ra ficar ruim você precisa melhor muito.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rocrastinar é acreditar no potencial do seu ‘eu’ do amanhã!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rabalhe com o que você ama e nunca mais vai amar nada.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eclame menos fracasse mais.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e o seu vizinho consegue, não faz com que você também consiga.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O não você já tem, agora falta só a humilhação total.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ividir para fracassar.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esistir é para os fracos o ideal é nem tentar.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Nunca procure por uma pessoa perfeita, pois ela não existe. Procure sempre alguém que goste de você, pena que não existe também.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Quando chegar no fundo do poço, cave mais, quem sabe você encontra um novo pré-sal.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e zona de conforto você ruim, não se chamaria zona de conforto.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eu amigo lembrou de você, mas era para pedir dinheiro emprestado.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Você não é feio, apenas nasceu com desarmonização facial.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Dizem que cara feia é fome, mas no seu caso acho que é genética.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Nunca deixe ninguém dizer que você não consegue. Diga você mesmo.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eja feliz… A base de remédios.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Ninguém precisar te humilhar. Um espelho já faz isso.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e você fosse bom não estaria lendo isso.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ão se importe com a opinião dos outros. O seu fracasso não irá se alterar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5T11:50:06.073798522</meta:creation-date>
    <dc:date>2022-05-05T13:24:37.684095931</dc:date>
    <meta:editing-duration>PT8M5S</meta:editing-duration>
    <meta:editing-cycles>1</meta:editing-cycles>
    <meta:document-statistic meta:table-count="1" meta:cell-count="202" meta:object-count="0"/>
    <meta:generator>LibreOffice/6.0.7.3$Linux_X86_64 LibreOffice_project/00m0$Build-3</meta:generator>
  </office:meta>
</office:document-meta>
</file>